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span text:style-name="T2">SAVIŽUDYBĖS</text:span><text:span text:style-name="T3"><text:s/>drakonas – gimimo laikotarpiai: 1989.11.05-1990.07.30</text:span></text:p>
      <text:p text:style-name="P4"><text:tab/><text:tab/><text:tab/><text:s text:c="17"/>1998.09.10-1999.06.04</text:p>
      <text:p text:style-name="P5"><text:tab/><text:tab/><text:tab/><text:s text:c="17"/>2007.07.17-2008.04.09</text:p>
      <text:p text:style-name="P6"><text:tab/><text:tab/><text:tab/><text:s text:c="5"/>.......</text:p>
      <text:p text:style-name="P7"><text:span text:style-name="T8">Ydos esmė</text:span><text:span text:style-name="T9"><text:s/>– su Lilit Skorpione susijusi santoša, arba pasitenkinimo jausmas, kurio labai trūksta liūdesio apimtiems žmonėms. Netektys, vidinis skausmas verčia žmogų atsiriboti nuo gyvenimo tėkmės ir bet ko, ką siūlo pasaulis.<text:s/></text:span></text:p>
      <text:p text:style-name="P10"><text:span text:style-name="T11">Palėptas talentas:<text:s/></text:span><text:span text:style-name="T12">puikiai jaučia piktadarius, nuspėja jų elgesį, todėl gali dirbti detektyvu ar reporteriu pavojinguose zonose; sugeba išgyventi bet kokiomis aplinkybėmis; tampa tikru, netradicinių medicinos krypčių meistru, okultistu.</text:span></text:p>
      <text:p text:style-name="P13"><text:span text:style-name="T14">Nuodėmingas mąstymo modelis</text:span><text:span text:style-name="T15"><text:s/>(susinaikinimo programa; nusivylimas; vidinė agresija; savigrauža; negailestingumas; ištvirkavimas; magija; svaiginimasis; apatija; vampyravimas). Pvz, kaip nusivylimas, tai apimtų: gyvenimas beprasmis, nesvarbu, kad ir ko pasiektum. Kam mokytis, geriau iš karto eiti užsidirbti, mokyti žmones gyvena sunkiau. Tikiu, kad anas pasaulis tikrai geresnis už šį. Jei žinotum, kiek esu patyręs, taip nekalbėtum apie mane. Palikite mane ramybėje!<text:s/></text:span></text:p>
      <text:p text:style-name="P16">Kad nugalėti ydą būtina įgyti priešingų savybių. Padės jaučio principai (keisti emocinį foną; pradėkite mėgautis; priimkite džiaugsmą; tausokite; būkite gamtoje).<text:s/></text:p>
      <text:p text:style-name="Įprastasi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09:58:00Z</meta:creation-date>
    <dc:date>2022-02-15T09:58:00Z</dc:date>
    <meta:template xlink:href="Normal.dotm" xlink:type="simple"/>
    <meta:editing-cycles>2</meta:editing-cycles>
    <meta:editing-duration>PT60S</meta:editing-duration>
    <meta:document-statistic meta:page-count="1" meta:paragraph-count="2" meta:word-count="805" meta:character-count="1262" meta:row-count="3" meta:non-whitespace-character-count="459"/>
  </office:meta>
</office:document-meta>
</file>